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4C0000034AE08E0D810D864D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99cm" svg:height="17.198cm" svg:x="1.017cm" svg:y="1.942cm">
          <draw:image xlink:href="Pictures/100000010000054C0000034AE08E0D810D864DB5.png" xlink:type="simple" xlink:show="embed" xlink:actuate="onLoad" draw:mime-type="image/png">
            <text:p/>
          </draw:image>
        </draw:frame>
        <draw:frame draw:style-name="gr2" draw:text-style-name="P3" draw:layer="layout" svg:width="13.511cm" svg:height="0.962cm" svg:x="8.095cm" svg:y="1cm">
          <draw:text-box>
            <text:p text:style-name="P2"><text:span text:style-name="T1">Schéma de la base de données : </text:span><text:span text:style-name="T2">airline_de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ean-François ORNECH</meta:initial-creator>
    <meta:creation-date>2024-03-13T16:41:38.662350905</meta:creation-date>
    <dc:date>2024-03-13T16:44:23.627153141</dc:date>
    <dc:creator>Jean-François ORNECH</dc:creator>
    <meta:editing-duration>PT55S</meta:editing-duration>
    <meta:editing-cycles>1</meta:editing-cycles>
    <meta:document-statistic meta:object-count="2"/>
    <meta:generator>LibreOffice/7.3.7.2$Linux_X86_64 LibreOffice_project/30$Build-2</meta:generator>
  </office:meta>
</office:document-meta>
</file>